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cfe7f5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cm" fo:min-width="0cm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08cm" fo:padding-top="0.03cm" fo:padding-bottom="0.03cm" fo:padding-left="0.03cm" fo:padding-right="0.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 fo:padding-top="0.03cm" fo:padding-bottom="0.03cm" fo:padding-left="0.03cm" fo:padding-right="0.03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cfe7f5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7cm" fo:padding-top="0.03cm" fo:padding-bottom="0.03cm" fo:padding-left="0.03cm" fo:padding-right="0.03cm"/>
      <style:paragraph-properties style:writing-mode="lr-tb"/>
    </style:style>
    <style:style style:name="gr11" style:family="graphic" style:parent-style-name="objectwithoutfill">
      <style:graphic-properties svg:stroke-width="0.04cm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2323dc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2" style:family="paragraph">
      <loext:graphic-properties draw:fill="solid" draw:fill-color="#cfe7f5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6" style:family="paragraph">
      <style:paragraph-properties fo:text-align="start">
        <style:tab-stops>
          <style:tab-stop style:position="1.5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writing-mode="lr-tb">
        <style:tab-stops>
          <style:tab-stop style:position="0.8cm"/>
        </style:tab-stops>
      </style:paragraph-properties>
      <style:text-properties style:font-name="Liberation Sans1" fo:font-size="20pt" style:font-size-asian="20pt" style:font-size-complex="20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9" style:family="paragraph">
      <loext:graphic-properties draw:fill="solid" draw:fill-color="#cfe7f5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Liberation Sans1"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style:font-name="Liberation Sans1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3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20pt" style:font-size-asian="20pt" style:font-size-complex="20pt"/>
    </style:style>
    <style:style style:name="T4" style:family="text">
      <style:text-properties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2" xml:id="id1" draw:id="id1" draw:layer="layout" svg:width="0.86cm" svg:height="0.938cm" svg:x="6.72cm" svg:y="4.63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8.361cm" svg:y="4.47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8.51600831285193cm 4.63100836524789cm)" svg:viewBox="0 0 220 221" draw:points="0,221 0,0 220,0">
            <text:p/>
          </draw:polyline>
        </draw:g>
        <draw:connector draw:style-name="gr4" draw:layer="layout" svg:x1="7.58cm" svg:y1="5.1cm" svg:x2="8.361cm" svg:y2="5.1cm" draw:start-shape="id1" draw:start-glue-point="6" draw:end-shape="id2" draw:end-glue-point="4" svg:d="M7580 5100h781" svg:viewBox="0 0 782 1">
          <text:p/>
        </draw:connector>
        <draw:frame draw:style-name="gr5" draw:text-style-name="P5" draw:layer="layout" svg:width="0.781cm" svg:height="0.568cm" svg:x="7.58cm" svg:y="4.567cm">
          <draw:text-box>
            <text:p><text:span text:style-name="T2">a</text:span><text:span text:style-name="T2">d</text:span><text:span text:style-name="T2">d</text:span></text:p>
          </draw:text-box>
        </draw:frame>
        <draw:frame draw:style-name="gr6" draw:text-style-name="P7" draw:layer="layout" svg:width="4.609cm" svg:height="0.908cm" svg:x="19.367cm" svg:y="3.968cm">
          <draw:text-box>
            <text:p text:style-name="P6"><text:span text:style-name="T3">Čas (cykly)</text:span></text:p>
          </draw:text-box>
        </draw:frame>
        <draw:custom-shape draw:style-name="gr7" draw:text-style-name="P8" xml:id="id3" draw:id="id3" draw:layer="layout" svg:width="0.86cm" svg:height="0.938cm" svg:x="8.886cm" svg:y="4.63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8.673cm" svg:y1="5.1cm" svg:x2="8.886cm" svg:y2="4.866cm" draw:start-shape="id2" draw:start-glue-point="8" draw:end-shape="id3" draw:end-glue-point="8" svg:d="M8673 5100h107v-234h106" svg:viewBox="0 0 214 235">
          <text:p/>
        </draw:connector>
        <draw:connector draw:style-name="gr4" draw:layer="layout" svg:x1="8.673cm" svg:y1="5.1cm" svg:x2="8.886cm" svg:y2="5.333cm" draw:start-shape="id2" draw:start-glue-point="8" draw:end-shape="id3" draw:end-glue-point="7" svg:d="M8673 5100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8.362cm" svg:y="4.47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8.51700831285193cm 4.63100836524789cm)" svg:viewBox="0 0 220 221" draw:points="0,221 0,0 220,0">
            <text:p/>
          </draw:polyline>
        </draw:g>
        <draw:g xml:id="id4" draw:id="id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0.527cm" svg:y="4.47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0.6820083128519cm 4.63100836524789cm)" svg:viewBox="0 0 220 221" draw:points="0,221 0,0 220,0">
            <text:p/>
          </draw:polyline>
        </draw:g>
        <draw:connector draw:style-name="gr4" draw:layer="layout" svg:x1="9.746cm" svg:y1="4.866cm" svg:x2="10.527cm" svg:y2="4.865cm" draw:start-shape="id3" draw:start-glue-point="5" draw:end-shape="id4" draw:end-glue-point="5" svg:d="M9746 4866h390v-1h391" svg:viewBox="0 0 782 2">
          <text:p/>
        </draw:connector>
        <draw:connector draw:style-name="gr4" draw:layer="layout" draw:line-skew="0.457cm" svg:x1="11.797cm" svg:y1="5.11cm" svg:x2="12.722cm" svg:y2="5.1cm" draw:start-shape="id5" draw:start-glue-point="5" draw:end-shape="id6" draw:end-glue-point="4" svg:d="M11797 5110h925v-10" svg:viewBox="0 0 926 11">
          <text:p/>
        </draw:connector>
        <draw:connector draw:style-name="gr4" draw:layer="layout" svg:x1="9.746cm" svg:y1="5.333cm" svg:x2="10.527cm" svg:y2="5.333cm" draw:start-shape="id3" draw:start-glue-point="4" draw:end-shape="id4" draw:end-glue-point="9" svg:d="M9746 5333h781" svg:viewBox="0 0 782 1">
          <text:p/>
        </draw:connector>
        <draw:custom-shape draw:style-name="gr7" draw:text-style-name="P8" xml:id="id7" draw:id="id7" draw:layer="layout" svg:width="0.86cm" svg:height="0.938cm" svg:x="13.595cm" svg:y="4.63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2.722cm" svg:y="4.47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2.8770083128519cm 4.63100836524789cm)" svg:viewBox="0 0 220 221" draw:points="0,221 0,0 220,0">
            <text:p/>
          </draw:polyline>
        </draw:g>
        <draw:g xml:id="id8" draw:id="id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2" draw:text-style-name="P3" draw:layer="layout" svg:width="0.312cm" svg:height="1.25cm" svg:x="14.924cm" svg:y="4.47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5.0790083128519cm 4.63100836524789cm)" svg:viewBox="0 0 220 221" draw:points="0,221 0,0 220,0">
            <text:p/>
          </draw:polyline>
        </draw:g>
        <draw:custom-shape draw:style-name="gr7" draw:text-style-name="P8" xml:id="id9" draw:id="id9" draw:layer="layout" svg:width="0.86cm" svg:height="0.938cm" svg:x="16.017cm" svg:y="4.63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4" draw:layer="layout" svg:width="0.546cm" svg:height="0.936cm" svg:x="11.251cm" svg:y="4.631cm" svg:viewBox="0 0 547 937" draw:points="0,0 547,234 547,703 0,937 0,625 157,469 0,312">
          <text:p/>
        </draw:polygon>
        <draw:frame draw:style-name="gr5" draw:text-style-name="P5" draw:layer="layout" svg:width="0.781cm" svg:height="0.568cm" svg:x="15.236cm" svg:y="4.532cm">
          <draw:text-box>
            <text:p><text:span text:style-name="T2">s</text:span><text:span text:style-name="T2">0</text:span></text:p>
          </draw:text-box>
        </draw:frame>
        <draw:polygon draw:style-name="gr9" draw:text-style-name="P9" xml:id="id5" draw:id="id5" draw:layer="layout" svg:width="0.546cm" svg:height="0.936cm" svg:x="11.261cm" svg:y="4.642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5" draw:text-style-name="P5" draw:layer="layout" svg:width="0.781cm" svg:height="0.568cm" svg:x="9.746cm" svg:y="4.838cm">
          <draw:text-box>
            <text:p><text:span text:style-name="T2">s</text:span><text:span text:style-name="T2">3</text:span></text:p>
          </draw:text-box>
        </draw:frame>
        <draw:frame draw:style-name="gr5" draw:text-style-name="P5" draw:layer="layout" svg:width="0.303cm" svg:height="0.568cm" svg:x="11.443cm" svg:y="4.787cm">
          <draw:text-box>
            <text:p><text:span text:style-name="T2">+</text:span></text:p>
          </draw:text-box>
        </draw:frame>
        <draw:connector draw:style-name="gr4" draw:layer="layout" svg:x1="10.839cm" svg:y1="5.334cm" svg:x2="11.261cm" svg:y2="5.333cm" draw:start-shape="id4" draw:start-glue-point="7" draw:end-shape="id5" draw:end-glue-point="6" svg:d="M10839 5334h211v-1h211" svg:viewBox="0 0 423 2">
          <text:p/>
        </draw:connector>
        <draw:connector draw:style-name="gr4" draw:layer="layout" svg:x1="10.839cm" svg:y1="4.865cm" svg:x2="11.262cm" svg:y2="4.866cm" draw:start-shape="id4" draw:start-glue-point="6" draw:end-shape="id5" draw:end-glue-point="4" svg:d="M10839 4865h211v1h212" svg:viewBox="0 0 424 2">
          <text:p/>
        </draw:connector>
        <draw:connector draw:style-name="gr4" draw:layer="layout" svg:x1="13.034cm" svg:y1="5.1cm" svg:x2="13.595cm" svg:y2="5.1cm" draw:start-shape="id6" draw:start-glue-point="8" draw:end-shape="id7" draw:end-glue-point="10" svg:d="M13034 5100h561" svg:viewBox="0 0 562 1">
          <text:p/>
        </draw:connector>
        <draw:connector draw:style-name="gr4" draw:layer="layout" svg:x1="14.455cm" svg:y1="5.1cm" svg:x2="14.924cm" svg:y2="5.1cm" draw:start-shape="id7" draw:start-glue-point="6" draw:end-shape="id8" draw:end-glue-point="4" svg:d="M14455 5100h469" svg:viewBox="0 0 470 1">
          <text:p/>
        </draw:connector>
        <draw:connector draw:style-name="gr4" draw:layer="layout" svg:x1="15.236cm" svg:y1="5.1cm" svg:x2="16.017cm" svg:y2="5.1cm" draw:start-shape="id8" draw:start-glue-point="8" draw:end-shape="id9" draw:end-glue-point="10" svg:d="M15236 5100h781" svg:viewBox="0 0 782 1">
          <text:p/>
        </draw:connector>
        <draw:connector draw:style-name="gr4" draw:layer="layout" draw:line-skew="-0.626cm" svg:x1="13.034cm" svg:y1="5.1cm" svg:x2="14.924cm" svg:y2="5.647cm" draw:start-shape="id6" draw:start-glue-point="8" draw:end-shape="id8" draw:end-glue-point="10" svg:d="M13034 5100h319v547h1571" svg:viewBox="0 0 1891 548">
          <text:p/>
        </draw:connector>
        <draw:frame draw:style-name="gr6" draw:text-style-name="P10" draw:layer="layout" svg:width="4.609cm" svg:height="0.908cm" svg:x="1.575cm" svg:y="6.282cm">
          <draw:text-box>
            <text:p text:style-name="P6"><text:span text:style-name="T3">a</text:span><text:span text:style-name="T3">n</text:span><text:span text:style-name="T3">d</text:span><text:span text:style-name="T3"><text:tab/></text:span><text:span text:style-name="T3">t</text:span><text:span text:style-name="T3">0</text:span><text:span text:style-name="T3">, </text:span><text:span text:style-name="T4">s</text:span><text:span text:style-name="T4">0</text:span><text:span text:style-name="T3">, </text:span><text:span text:style-name="T3">s</text:span><text:span text:style-name="T3">1</text:span></text:p>
          </draw:text-box>
        </draw:frame>
        <draw:frame draw:style-name="gr6" draw:text-style-name="P11" draw:layer="layout" svg:width="4.609cm" svg:height="0.908cm" svg:x="1.575cm" svg:y="7.882cm">
          <draw:text-box>
            <text:p text:style-name="P6"><text:span text:style-name="T3">o</text:span><text:span text:style-name="T3">r</text:span><text:span text:style-name="T3"><text:tab/></text:span><text:span text:style-name="T3">t</text:span><text:span text:style-name="T3">1</text:span><text:span text:style-name="T3">, </text:span><text:span text:style-name="T3">s</text:span><text:span text:style-name="T3">4</text:span><text:span text:style-name="T3">, </text:span><text:span text:style-name="T4">s</text:span><text:span text:style-name="T4">0</text:span></text:p>
          </draw:text-box>
        </draw:frame>
        <draw:frame draw:style-name="gr6" draw:text-style-name="P10" draw:layer="layout" svg:width="4.609cm" svg:height="0.908cm" svg:x="1.575cm" svg:y="9.482cm">
          <draw:text-box>
            <text:p text:style-name="P6"><text:span text:style-name="T3">s</text:span><text:span text:style-name="T3">u</text:span><text:span text:style-name="T3">b</text:span><text:span text:style-name="T3"><text:tab/></text:span><text:span text:style-name="T3">t</text:span><text:span text:style-name="T3">2</text:span><text:span text:style-name="T3">, </text:span><text:span text:style-name="T4">s</text:span><text:span text:style-name="T4">0</text:span><text:span text:style-name="T3">, </text:span><text:span text:style-name="T3">s</text:span><text:span text:style-name="T3">5</text:span></text:p>
          </draw:text-box>
        </draw:frame>
        <draw:frame draw:style-name="gr10" draw:text-style-name="P12" draw:layer="layout" svg:width="0.781cm" svg:height="0.737cm" svg:x="7.189cm" svg:y="2.834cm">
          <draw:text-box>
            <text:p><text:span text:style-name="T1">1</text:span></text:p>
          </draw:text-box>
        </draw:frame>
        <draw:custom-shape draw:style-name="gr1" draw:text-style-name="P2" xml:id="id10" draw:id="id10" draw:layer="layout" svg:width="0.86cm" svg:height="0.938cm" svg:x="8.887cm" svg:y="6.25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0.528cm" svg:y="6.09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0.6830083128519cm 6.25200836524789cm)" svg:viewBox="0 0 220 221" draw:points="0,221 0,0 220,0">
            <text:p/>
          </draw:polyline>
        </draw:g>
        <draw:connector draw:style-name="gr4" draw:layer="layout" svg:x1="9.747cm" svg:y1="6.721cm" svg:x2="10.528cm" svg:y2="6.721cm" draw:start-shape="id10" draw:start-glue-point="6" draw:end-shape="id11" draw:end-glue-point="4" svg:d="M9747 6721h781" svg:viewBox="0 0 782 1">
          <text:p/>
        </draw:connector>
        <draw:frame draw:style-name="gr5" draw:text-style-name="P5" draw:layer="layout" svg:width="0.781cm" svg:height="0.568cm" svg:x="9.747cm" svg:y="6.188cm">
          <draw:text-box>
            <text:p><text:span text:style-name="T2">a</text:span><text:span text:style-name="T2">n</text:span><text:span text:style-name="T2">d</text:span></text:p>
          </draw:text-box>
        </draw:frame>
        <draw:custom-shape draw:style-name="gr7" draw:text-style-name="P8" xml:id="id12" draw:id="id12" draw:layer="layout" svg:width="0.86cm" svg:height="0.938cm" svg:x="11.053cm" svg:y="6.25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10.84cm" svg:y1="6.721cm" svg:x2="11.053cm" svg:y2="6.487cm" draw:start-shape="id11" draw:start-glue-point="8" draw:end-shape="id12" draw:end-glue-point="8" svg:d="M10840 6721h107v-234h106" svg:viewBox="0 0 214 235">
          <text:p/>
        </draw:connector>
        <draw:connector draw:style-name="gr4" draw:layer="layout" svg:x1="10.84cm" svg:y1="6.721cm" svg:x2="11.053cm" svg:y2="6.954cm" draw:start-shape="id11" draw:start-glue-point="8" draw:end-shape="id12" draw:end-glue-point="7" svg:d="M10840 6721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0.529cm" svg:y="6.09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0.6840083128519cm 6.25200836524789cm)" svg:viewBox="0 0 220 221" draw:points="0,221 0,0 220,0">
            <text:p/>
          </draw:polyline>
        </draw:g>
        <draw:g xml:id="id13" draw:id="id1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2.694cm" svg:y="6.09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2.8490083128519cm 6.25200836524789cm)" svg:viewBox="0 0 220 221" draw:points="0,221 0,0 220,0">
            <text:p/>
          </draw:polyline>
        </draw:g>
        <draw:connector draw:style-name="gr4" draw:layer="layout" svg:x1="11.913cm" svg:y1="6.487cm" svg:x2="12.694cm" svg:y2="6.486cm" draw:start-shape="id12" draw:start-glue-point="5" draw:end-shape="id13" draw:end-glue-point="5" svg:d="M11913 6487h390v-1h391" svg:viewBox="0 0 782 2">
          <text:p/>
        </draw:connector>
        <draw:connector draw:style-name="gr4" draw:layer="layout" draw:line-skew="0.457cm" svg:x1="13.964cm" svg:y1="6.731cm" svg:x2="14.889cm" svg:y2="6.721cm" draw:start-shape="id14" draw:start-glue-point="5" draw:end-shape="id15" draw:end-glue-point="4" svg:d="M13964 6731h925v-10" svg:viewBox="0 0 926 11">
          <text:p/>
        </draw:connector>
        <draw:connector draw:style-name="gr4" draw:layer="layout" svg:x1="11.913cm" svg:y1="6.954cm" svg:x2="12.694cm" svg:y2="6.954cm" draw:start-shape="id12" draw:start-glue-point="4" draw:end-shape="id13" draw:end-glue-point="9" svg:d="M11913 6954h781" svg:viewBox="0 0 782 1">
          <text:p/>
        </draw:connector>
        <draw:custom-shape draw:style-name="gr7" draw:text-style-name="P8" xml:id="id16" draw:id="id16" draw:layer="layout" svg:width="0.86cm" svg:height="0.938cm" svg:x="15.762cm" svg:y="6.25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4.889cm" svg:y="6.09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5.0440083128519cm 6.25200836524789cm)" svg:viewBox="0 0 220 221" draw:points="0,221 0,0 220,0">
            <text:p/>
          </draw:polyline>
        </draw:g>
        <draw:g xml:id="id17" draw:id="id17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2" draw:text-style-name="P3" draw:layer="layout" svg:width="0.312cm" svg:height="1.25cm" svg:x="17.091cm" svg:y="6.09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7.2460083128519cm 6.25200836524789cm)" svg:viewBox="0 0 220 221" draw:points="0,221 0,0 220,0">
            <text:p/>
          </draw:polyline>
        </draw:g>
        <draw:custom-shape draw:style-name="gr7" draw:text-style-name="P8" xml:id="id18" draw:id="id18" draw:layer="layout" svg:width="0.86cm" svg:height="0.938cm" svg:x="18.184cm" svg:y="6.25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4" draw:layer="layout" svg:width="0.546cm" svg:height="0.936cm" svg:x="13.418cm" svg:y="6.252cm" svg:viewBox="0 0 547 937" draw:points="0,0 547,234 547,703 0,937 0,625 157,469 0,312">
          <text:p/>
        </draw:polygon>
        <draw:frame draw:style-name="gr5" draw:text-style-name="P5" draw:layer="layout" svg:width="0.781cm" svg:height="0.568cm" svg:x="17.403cm" svg:y="6.153cm">
          <draw:text-box>
            <text:p><text:span text:style-name="T2">t</text:span><text:span text:style-name="T2">0</text:span></text:p>
          </draw:text-box>
        </draw:frame>
        <draw:polygon draw:style-name="gr9" draw:text-style-name="P9" xml:id="id14" draw:id="id14" draw:layer="layout" svg:width="0.546cm" svg:height="0.936cm" svg:x="13.428cm" svg:y="6.263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5" draw:text-style-name="P5" draw:layer="layout" svg:width="0.781cm" svg:height="0.568cm" svg:x="11.913cm" svg:y="6.459cm">
          <draw:text-box>
            <text:p><text:span text:style-name="T2">s1</text:span></text:p>
          </draw:text-box>
        </draw:frame>
        <draw:frame draw:style-name="gr5" draw:text-style-name="P5" draw:layer="layout" svg:width="0.303cm" svg:height="0.568cm" svg:x="13.61cm" svg:y="6.408cm">
          <draw:text-box>
            <text:p><text:span text:style-name="T2">&amp;</text:span></text:p>
          </draw:text-box>
        </draw:frame>
        <draw:connector draw:style-name="gr4" draw:layer="layout" svg:x1="13.006cm" svg:y1="6.955cm" svg:x2="13.428cm" svg:y2="6.954cm" draw:start-shape="id13" draw:start-glue-point="7" draw:end-shape="id14" draw:end-glue-point="6" svg:d="M13006 6955h211v-1h211" svg:viewBox="0 0 423 2">
          <text:p/>
        </draw:connector>
        <draw:connector draw:style-name="gr4" xml:id="id37" draw:id="id37" draw:layer="layout" svg:x1="13.006cm" svg:y1="6.486cm" svg:x2="13.429cm" svg:y2="6.487cm" draw:start-shape="id13" draw:start-glue-point="6" draw:end-shape="id14" draw:end-glue-point="4" svg:d="M13006 6486h211v1h212" svg:viewBox="0 0 424 2">
          <text:p/>
        </draw:connector>
        <draw:connector draw:style-name="gr4" draw:layer="layout" svg:x1="15.201cm" svg:y1="6.721cm" svg:x2="15.762cm" svg:y2="6.721cm" draw:start-shape="id15" draw:start-glue-point="8" draw:end-shape="id16" draw:end-glue-point="10" svg:d="M15201 6721h561" svg:viewBox="0 0 562 1">
          <text:p/>
        </draw:connector>
        <draw:connector draw:style-name="gr4" draw:layer="layout" svg:x1="16.622cm" svg:y1="6.721cm" svg:x2="17.091cm" svg:y2="6.721cm" draw:start-shape="id16" draw:start-glue-point="6" draw:end-shape="id17" draw:end-glue-point="4" svg:d="M16622 6721h469" svg:viewBox="0 0 470 1">
          <text:p/>
        </draw:connector>
        <draw:connector draw:style-name="gr4" draw:layer="layout" svg:x1="17.403cm" svg:y1="6.721cm" svg:x2="18.184cm" svg:y2="6.721cm" draw:start-shape="id17" draw:start-glue-point="8" draw:end-shape="id18" draw:end-glue-point="10" svg:d="M17403 6721h781" svg:viewBox="0 0 782 1">
          <text:p/>
        </draw:connector>
        <draw:connector draw:style-name="gr4" draw:layer="layout" draw:line-skew="-0.626cm" svg:x1="15.201cm" svg:y1="6.721cm" svg:x2="17.091cm" svg:y2="7.268cm" draw:start-shape="id15" draw:start-glue-point="8" draw:end-shape="id17" draw:end-glue-point="10" svg:d="M15201 6721h319v547h1571" svg:viewBox="0 0 1891 548">
          <text:p/>
        </draw:connector>
        <draw:frame draw:style-name="gr5" draw:text-style-name="P5" draw:layer="layout" svg:width="0.781cm" svg:height="0.568cm" svg:x="11.913cm" svg:y="5.919cm">
          <draw:text-box>
            <text:p><text:span text:style-name="T2">s0</text:span></text:p>
          </draw:text-box>
        </draw:frame>
        <draw:custom-shape draw:style-name="gr1" draw:text-style-name="P2" xml:id="id19" draw:id="id19" draw:layer="layout" svg:width="0.86cm" svg:height="0.938cm" svg:x="11.054cm" svg:y="7.88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2.695cm" svg:y="7.73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2.8500083128519cm 7.88800836524789cm)" svg:viewBox="0 0 220 221" draw:points="0,221 0,0 220,0">
            <text:p/>
          </draw:polyline>
        </draw:g>
        <draw:connector draw:style-name="gr4" draw:layer="layout" svg:x1="11.914cm" svg:y1="8.357cm" svg:x2="12.695cm" svg:y2="8.357cm" draw:start-shape="id19" draw:start-glue-point="6" draw:end-shape="id20" draw:end-glue-point="4" svg:d="M11914 8357h781" svg:viewBox="0 0 782 1">
          <text:p/>
        </draw:connector>
        <draw:frame draw:style-name="gr5" draw:text-style-name="P5" draw:layer="layout" svg:width="0.781cm" svg:height="0.568cm" svg:x="11.914cm" svg:y="7.824cm">
          <draw:text-box>
            <text:p><text:span text:style-name="T2">o</text:span><text:span text:style-name="T2">r</text:span></text:p>
          </draw:text-box>
        </draw:frame>
        <draw:custom-shape draw:style-name="gr7" draw:text-style-name="P8" xml:id="id21" draw:id="id21" draw:layer="layout" svg:width="0.86cm" svg:height="0.938cm" svg:x="13.22cm" svg:y="7.88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13.007cm" svg:y1="8.357cm" svg:x2="13.22cm" svg:y2="8.123cm" draw:start-shape="id20" draw:start-glue-point="8" draw:end-shape="id21" draw:end-glue-point="8" svg:d="M13007 8357h107v-234h106" svg:viewBox="0 0 214 235">
          <text:p/>
        </draw:connector>
        <draw:connector draw:style-name="gr4" draw:layer="layout" svg:x1="13.007cm" svg:y1="8.357cm" svg:x2="13.22cm" svg:y2="8.59cm" draw:start-shape="id20" draw:start-glue-point="8" draw:end-shape="id21" draw:end-glue-point="7" svg:d="M13007 8357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2.696cm" svg:y="7.73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2.8510083128519cm 7.88800836524789cm)" svg:viewBox="0 0 220 221" draw:points="0,221 0,0 220,0">
            <text:p/>
          </draw:polyline>
        </draw:g>
        <draw:g xml:id="id22" draw:id="id2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4.861cm" svg:y="7.73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5.0160083128519cm 7.88800836524789cm)" svg:viewBox="0 0 220 221" draw:points="0,221 0,0 220,0">
            <text:p/>
          </draw:polyline>
        </draw:g>
        <draw:connector draw:style-name="gr4" draw:layer="layout" svg:x1="14.08cm" svg:y1="8.123cm" svg:x2="14.861cm" svg:y2="8.122cm" draw:start-shape="id21" draw:start-glue-point="5" draw:end-shape="id22" draw:end-glue-point="5" svg:d="M14080 8123h390v-1h391" svg:viewBox="0 0 782 2">
          <text:p/>
        </draw:connector>
        <draw:connector draw:style-name="gr4" draw:layer="layout" draw:line-skew="0.457cm" svg:x1="16.131cm" svg:y1="8.367cm" svg:x2="17.056cm" svg:y2="8.357cm" draw:start-shape="id23" draw:start-glue-point="5" draw:end-shape="id24" draw:end-glue-point="4" svg:d="M16131 8367h925v-10" svg:viewBox="0 0 926 11">
          <text:p/>
        </draw:connector>
        <draw:connector draw:style-name="gr4" draw:layer="layout" svg:x1="14.08cm" svg:y1="8.59cm" svg:x2="14.861cm" svg:y2="8.59cm" draw:start-shape="id21" draw:start-glue-point="4" draw:end-shape="id22" draw:end-glue-point="9" svg:d="M14080 8590h781" svg:viewBox="0 0 782 1">
          <text:p/>
        </draw:connector>
        <draw:custom-shape draw:style-name="gr7" draw:text-style-name="P8" xml:id="id25" draw:id="id25" draw:layer="layout" svg:width="0.86cm" svg:height="0.938cm" svg:x="17.929cm" svg:y="7.88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4" draw:id="id2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7.056cm" svg:y="7.73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7.2110083128519cm 7.88800836524789cm)" svg:viewBox="0 0 220 221" draw:points="0,221 0,0 220,0">
            <text:p/>
          </draw:polyline>
        </draw:g>
        <draw:g xml:id="id26" draw:id="id2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2" draw:text-style-name="P3" draw:layer="layout" svg:width="0.312cm" svg:height="1.25cm" svg:x="19.258cm" svg:y="7.73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9.4130083128519cm 7.8880083652479cm)" svg:viewBox="0 0 220 221" draw:points="0,221 0,0 220,0">
            <text:p/>
          </draw:polyline>
        </draw:g>
        <draw:custom-shape draw:style-name="gr7" draw:text-style-name="P8" xml:id="id27" draw:id="id27" draw:layer="layout" svg:width="0.86cm" svg:height="0.938cm" svg:x="20.351cm" svg:y="7.88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4" draw:layer="layout" svg:width="0.546cm" svg:height="0.936cm" svg:x="15.585cm" svg:y="7.888cm" svg:viewBox="0 0 547 937" draw:points="0,0 547,234 547,703 0,937 0,625 157,469 0,312">
          <text:p/>
        </draw:polygon>
        <draw:frame draw:style-name="gr5" draw:text-style-name="P5" draw:layer="layout" svg:width="0.781cm" svg:height="0.568cm" svg:x="19.57cm" svg:y="7.789cm">
          <draw:text-box>
            <text:p><text:span text:style-name="T2">t1</text:span></text:p>
          </draw:text-box>
        </draw:frame>
        <draw:polygon draw:style-name="gr9" draw:text-style-name="P9" xml:id="id23" draw:id="id23" draw:layer="layout" svg:width="0.546cm" svg:height="0.936cm" svg:x="15.595cm" svg:y="7.899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5" draw:text-style-name="P5" draw:layer="layout" svg:width="0.781cm" svg:height="0.568cm" svg:x="14.08cm" svg:y="8.095cm">
          <draw:text-box>
            <text:p><text:span text:style-name="T2">s0</text:span></text:p>
          </draw:text-box>
        </draw:frame>
        <draw:frame draw:style-name="gr5" draw:text-style-name="P5" draw:layer="layout" svg:width="0.303cm" svg:height="0.568cm" svg:x="15.777cm" svg:y="8.044cm">
          <draw:text-box>
            <text:p><text:span text:style-name="T2">|</text:span></text:p>
          </draw:text-box>
        </draw:frame>
        <draw:connector draw:style-name="gr4" xml:id="id38" draw:id="id38" draw:layer="layout" svg:x1="15.173cm" svg:y1="8.591cm" svg:x2="15.595cm" svg:y2="8.59cm" draw:start-shape="id22" draw:start-glue-point="7" draw:end-shape="id23" draw:end-glue-point="6" svg:d="M15173 8591h211v-1h211" svg:viewBox="0 0 423 2">
          <text:p/>
        </draw:connector>
        <draw:connector draw:style-name="gr4" draw:layer="layout" svg:x1="15.173cm" svg:y1="8.122cm" svg:x2="15.596cm" svg:y2="8.123cm" draw:start-shape="id22" draw:start-glue-point="6" draw:end-shape="id23" draw:end-glue-point="4" svg:d="M15173 8122h211v1h212" svg:viewBox="0 0 424 2">
          <text:p/>
        </draw:connector>
        <draw:connector draw:style-name="gr4" draw:layer="layout" svg:x1="17.368cm" svg:y1="8.357cm" svg:x2="17.929cm" svg:y2="8.357cm" draw:start-shape="id24" draw:start-glue-point="8" draw:end-shape="id25" draw:end-glue-point="10" svg:d="M17368 8357h561" svg:viewBox="0 0 562 1">
          <text:p/>
        </draw:connector>
        <draw:connector draw:style-name="gr4" draw:layer="layout" svg:x1="18.789cm" svg:y1="8.357cm" svg:x2="19.258cm" svg:y2="8.357cm" draw:start-shape="id25" draw:start-glue-point="6" draw:end-shape="id26" draw:end-glue-point="4" svg:d="M18789 8357h469" svg:viewBox="0 0 470 1">
          <text:p/>
        </draw:connector>
        <draw:connector draw:style-name="gr4" draw:layer="layout" svg:x1="19.57cm" svg:y1="8.357cm" svg:x2="20.351cm" svg:y2="8.357cm" draw:start-shape="id26" draw:start-glue-point="8" draw:end-shape="id27" draw:end-glue-point="10" svg:d="M19570 8357h781" svg:viewBox="0 0 782 1">
          <text:p/>
        </draw:connector>
        <draw:connector draw:style-name="gr4" draw:layer="layout" draw:line-skew="-0.626cm" svg:x1="17.368cm" svg:y1="8.357cm" svg:x2="19.258cm" svg:y2="8.904cm" draw:start-shape="id24" draw:start-glue-point="8" draw:end-shape="id26" draw:end-glue-point="10" svg:d="M17368 8357h319v547h1571" svg:viewBox="0 0 1891 548">
          <text:p/>
        </draw:connector>
        <draw:frame draw:style-name="gr5" draw:text-style-name="P5" draw:layer="layout" svg:width="0.781cm" svg:height="0.568cm" svg:x="14.08cm" svg:y="7.555cm">
          <draw:text-box>
            <text:p><text:span text:style-name="T2">s</text:span><text:span text:style-name="T2">4</text:span></text:p>
          </draw:text-box>
        </draw:frame>
        <draw:custom-shape draw:style-name="gr1" draw:text-style-name="P2" xml:id="id28" draw:id="id28" draw:layer="layout" svg:width="0.86cm" svg:height="0.938cm" svg:x="13.219cm" svg:y="9.52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9" draw:id="id29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4.86cm" svg:y="9.3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5.0150083128519cm 9.52900836524789cm)" svg:viewBox="0 0 220 221" draw:points="0,221 0,0 220,0">
            <text:p/>
          </draw:polyline>
        </draw:g>
        <draw:connector draw:style-name="gr4" draw:layer="layout" svg:x1="14.079cm" svg:y1="9.998cm" svg:x2="14.86cm" svg:y2="9.998cm" draw:start-shape="id28" draw:start-glue-point="6" draw:end-shape="id29" draw:end-glue-point="4" svg:d="M14079 9998h781" svg:viewBox="0 0 782 1">
          <text:p/>
        </draw:connector>
        <draw:frame draw:style-name="gr5" draw:text-style-name="P5" draw:layer="layout" svg:width="0.781cm" svg:height="0.568cm" svg:x="14.079cm" svg:y="9.465cm">
          <draw:text-box>
            <text:p><text:span text:style-name="T2">s</text:span><text:span text:style-name="T2">u</text:span><text:span text:style-name="T2">b</text:span></text:p>
          </draw:text-box>
        </draw:frame>
        <draw:custom-shape draw:style-name="gr7" draw:text-style-name="P8" xml:id="id30" draw:id="id30" draw:layer="layout" svg:width="0.86cm" svg:height="0.938cm" svg:x="15.385cm" svg:y="9.52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15.172cm" svg:y1="9.998cm" svg:x2="15.385cm" svg:y2="9.764cm" draw:start-shape="id29" draw:start-glue-point="8" draw:end-shape="id30" draw:end-glue-point="8" svg:d="M15172 9998h107v-234h106" svg:viewBox="0 0 214 235">
          <text:p/>
        </draw:connector>
        <draw:connector draw:style-name="gr4" draw:layer="layout" svg:x1="15.172cm" svg:y1="9.998cm" svg:x2="15.385cm" svg:y2="10.231cm" draw:start-shape="id29" draw:start-glue-point="8" draw:end-shape="id30" draw:end-glue-point="7" svg:d="M15172 9998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2" draw:text-style-name="P3" draw:layer="layout" svg:width="0.312cm" svg:height="1.25cm" svg:x="14.861cm" svg:y="9.3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5.0160083128519cm 9.52900836524789cm)" svg:viewBox="0 0 220 221" draw:points="0,221 0,0 220,0">
            <text:p/>
          </draw:polyline>
        </draw:g>
        <draw:g xml:id="id31" draw:id="id3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7.026cm" svg:y="9.3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7.1810083128519cm 9.52900836524789cm)" svg:viewBox="0 0 220 221" draw:points="0,221 0,0 220,0">
            <text:p/>
          </draw:polyline>
        </draw:g>
        <draw:connector draw:style-name="gr4" draw:layer="layout" svg:x1="16.245cm" svg:y1="9.764cm" svg:x2="17.026cm" svg:y2="9.763cm" draw:start-shape="id30" draw:start-glue-point="5" draw:end-shape="id31" draw:end-glue-point="5" svg:d="M16245 9764h390v-1h391" svg:viewBox="0 0 782 2">
          <text:p/>
        </draw:connector>
        <draw:connector draw:style-name="gr4" draw:layer="layout" draw:line-skew="0.457cm" svg:x1="18.296cm" svg:y1="10.008cm" svg:x2="19.221cm" svg:y2="9.998cm" draw:start-shape="id32" draw:start-glue-point="5" draw:end-shape="id33" draw:end-glue-point="4" svg:d="M18296 10008h925v-10" svg:viewBox="0 0 926 11">
          <text:p/>
        </draw:connector>
        <draw:connector draw:style-name="gr4" draw:layer="layout" svg:x1="16.245cm" svg:y1="10.231cm" svg:x2="17.026cm" svg:y2="10.231cm" draw:start-shape="id30" draw:start-glue-point="4" draw:end-shape="id31" draw:end-glue-point="9" svg:d="M16245 10231h781" svg:viewBox="0 0 782 1">
          <text:p/>
        </draw:connector>
        <draw:custom-shape draw:style-name="gr7" draw:text-style-name="P8" xml:id="id34" draw:id="id34" draw:layer="layout" svg:width="0.86cm" svg:height="0.938cm" svg:x="20.094cm" svg:y="9.52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2" draw:text-style-name="P3" draw:layer="layout" svg:width="0.312cm" svg:height="1.25cm" svg:x="19.221cm" svg:y="9.3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19.3760083128519cm 9.52900836524789cm)" svg:viewBox="0 0 220 221" draw:points="0,221 0,0 220,0">
            <text:p/>
          </draw:polyline>
        </draw:g>
        <draw:g xml:id="id35" draw:id="id3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2" draw:text-style-name="P3" draw:layer="layout" svg:width="0.312cm" svg:height="1.25cm" svg:x="21.423cm" svg:y="9.3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4" draw:layer="layout" svg:width="0.219cm" svg:height="0.22cm" draw:transform="rotate (2.35305289753875) translate (21.5780083128519cm 9.52900836524789cm)" svg:viewBox="0 0 220 221" draw:points="0,221 0,0 220,0">
            <text:p/>
          </draw:polyline>
        </draw:g>
        <draw:custom-shape draw:style-name="gr7" draw:text-style-name="P8" xml:id="id36" draw:id="id36" draw:layer="layout" svg:width="0.86cm" svg:height="0.938cm" svg:x="22.516cm" svg:y="9.52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1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4" draw:layer="layout" svg:width="0.546cm" svg:height="0.936cm" svg:x="17.75cm" svg:y="9.529cm" svg:viewBox="0 0 547 937" draw:points="0,0 547,234 547,703 0,937 0,625 157,469 0,312">
          <text:p/>
        </draw:polygon>
        <draw:frame draw:style-name="gr5" draw:text-style-name="P5" draw:layer="layout" svg:width="0.781cm" svg:height="0.568cm" svg:x="21.735cm" svg:y="9.43cm">
          <draw:text-box>
            <text:p><text:span text:style-name="T2">t</text:span><text:span text:style-name="T2">2</text:span></text:p>
          </draw:text-box>
        </draw:frame>
        <draw:polygon draw:style-name="gr9" draw:text-style-name="P9" xml:id="id32" draw:id="id32" draw:layer="layout" svg:width="0.546cm" svg:height="0.936cm" svg:x="17.76cm" svg:y="9.54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5" draw:text-style-name="P5" draw:layer="layout" svg:width="0.781cm" svg:height="0.568cm" svg:x="16.245cm" svg:y="9.736cm">
          <draw:text-box>
            <text:p><text:span text:style-name="T2">s5</text:span></text:p>
          </draw:text-box>
        </draw:frame>
        <draw:frame draw:style-name="gr5" draw:text-style-name="P5" draw:layer="layout" svg:width="0.303cm" svg:height="0.568cm" svg:x="17.942cm" svg:y="9.685cm">
          <draw:text-box>
            <text:p><text:span text:style-name="T2">-</text:span></text:p>
          </draw:text-box>
        </draw:frame>
        <draw:connector draw:style-name="gr4" draw:layer="layout" svg:x1="17.338cm" svg:y1="10.232cm" svg:x2="17.76cm" svg:y2="10.231cm" draw:start-shape="id31" draw:start-glue-point="7" draw:end-shape="id32" draw:end-glue-point="6" svg:d="M17338 10232h211v-1h211" svg:viewBox="0 0 423 2">
          <text:p/>
        </draw:connector>
        <draw:connector draw:style-name="gr4" draw:layer="layout" svg:x1="17.338cm" svg:y1="9.763cm" svg:x2="17.761cm" svg:y2="9.764cm" draw:start-shape="id31" draw:start-glue-point="6" draw:end-shape="id32" draw:end-glue-point="4" svg:d="M17338 9763h211v1h212" svg:viewBox="0 0 424 2">
          <text:p/>
        </draw:connector>
        <draw:connector draw:style-name="gr4" draw:layer="layout" svg:x1="19.533cm" svg:y1="9.998cm" svg:x2="20.094cm" svg:y2="9.998cm" draw:start-shape="id33" draw:start-glue-point="8" draw:end-shape="id34" draw:end-glue-point="10" svg:d="M19533 9998h561" svg:viewBox="0 0 562 1">
          <text:p/>
        </draw:connector>
        <draw:connector draw:style-name="gr4" draw:layer="layout" svg:x1="20.954cm" svg:y1="9.998cm" svg:x2="21.423cm" svg:y2="9.998cm" draw:start-shape="id34" draw:start-glue-point="6" draw:end-shape="id35" draw:end-glue-point="4" svg:d="M20954 9998h469" svg:viewBox="0 0 470 1">
          <text:p/>
        </draw:connector>
        <draw:connector draw:style-name="gr4" draw:layer="layout" svg:x1="21.735cm" svg:y1="9.998cm" svg:x2="22.516cm" svg:y2="9.998cm" draw:start-shape="id35" draw:start-glue-point="8" draw:end-shape="id36" draw:end-glue-point="10" svg:d="M21735 9998h781" svg:viewBox="0 0 782 1">
          <text:p/>
        </draw:connector>
        <draw:connector draw:style-name="gr4" draw:layer="layout" draw:line-skew="-0.626cm" svg:x1="19.533cm" svg:y1="9.998cm" svg:x2="21.423cm" svg:y2="10.545cm" draw:start-shape="id33" draw:start-glue-point="8" draw:end-shape="id35" draw:end-glue-point="10" svg:d="M19533 9998h319v547h1571" svg:viewBox="0 0 1891 548">
          <text:p/>
        </draw:connector>
        <draw:frame draw:style-name="gr5" draw:text-style-name="P5" draw:layer="layout" svg:width="0.781cm" svg:height="0.568cm" svg:x="16.245cm" svg:y="9.196cm">
          <draw:text-box>
            <text:p><text:span text:style-name="T2">s0</text:span></text:p>
          </draw:text-box>
        </draw:frame>
        <draw:frame draw:style-name="gr10" draw:text-style-name="P12" draw:layer="layout" svg:width="0.781cm" svg:height="0.737cm" svg:x="9.377cm" svg:y="2.834cm">
          <draw:text-box>
            <text:p><text:span text:style-name="T1">2</text:span></text:p>
          </draw:text-box>
        </draw:frame>
        <draw:frame draw:style-name="gr10" draw:text-style-name="P12" draw:layer="layout" svg:width="0.781cm" svg:height="0.737cm" svg:x="11.564cm" svg:y="2.834cm">
          <draw:text-box>
            <text:p><text:span text:style-name="T1">3</text:span></text:p>
          </draw:text-box>
        </draw:frame>
        <draw:frame draw:style-name="gr10" draw:text-style-name="P12" draw:layer="layout" svg:width="0.781cm" svg:height="0.737cm" svg:x="13.752cm" svg:y="2.834cm">
          <draw:text-box>
            <text:p><text:span text:style-name="T1">4</text:span></text:p>
          </draw:text-box>
        </draw:frame>
        <draw:frame draw:style-name="gr10" draw:text-style-name="P12" draw:layer="layout" svg:width="0.781cm" svg:height="0.737cm" svg:x="18.127cm" svg:y="2.834cm">
          <draw:text-box>
            <text:p><text:span text:style-name="T1">6</text:span></text:p>
          </draw:text-box>
        </draw:frame>
        <draw:frame draw:style-name="gr10" draw:text-style-name="P12" draw:layer="layout" svg:width="0.781cm" svg:height="0.737cm" svg:x="22.502cm" svg:y="2.834cm">
          <draw:text-box>
            <text:p><text:span text:style-name="T1">8</text:span></text:p>
          </draw:text-box>
        </draw:frame>
        <draw:frame draw:style-name="gr10" draw:text-style-name="P12" draw:layer="layout" svg:width="0.781cm" svg:height="0.737cm" svg:x="20.314cm" svg:y="2.834cm">
          <draw:text-box>
            <text:p><text:span text:style-name="T1">7</text:span></text:p>
          </draw:text-box>
        </draw:frame>
        <draw:frame draw:style-name="gr10" draw:text-style-name="P12" draw:layer="layout" svg:width="0.781cm" svg:height="0.737cm" svg:x="15.939cm" svg:y="2.834cm">
          <draw:text-box>
            <text:p><text:span text:style-name="T1">5</text:span></text:p>
          </draw:text-box>
        </draw:frame>
        <draw:frame draw:style-name="gr5" draw:text-style-name="P5" draw:layer="layout" svg:width="0.781cm" svg:height="0.568cm" svg:x="9.747cm" svg:y="4.297cm">
          <draw:text-box>
            <text:p><text:span text:style-name="T2">s</text:span><text:span text:style-name="T2">2</text:span></text:p>
          </draw:text-box>
        </draw:frame>
        <draw:line draw:style-name="gr11" draw:text-style-name="P4" draw:layer="layout" svg:x1="6.408cm" svg:y1="3.772cm" svg:x2="24.064cm" svg:y2="3.772cm">
          <text:p/>
        </draw:line>
        <draw:frame draw:style-name="gr6" draw:text-style-name="P11" draw:layer="layout" svg:width="5.144cm" svg:height="0.908cm" svg:x="1.576cm" svg:y="4.582cm">
          <draw:text-box>
            <text:p text:style-name="P6"><text:span text:style-name="T3">a</text:span><text:span text:style-name="T3">d</text:span><text:span text:style-name="T3">d</text:span><text:span text:style-name="T3"><text:tab/></text:span><text:span text:style-name="T4">s</text:span><text:span text:style-name="T4">0</text:span><text:span text:style-name="T3">, </text:span><text:span text:style-name="T3">s</text:span><text:span text:style-name="T3">2</text:span><text:span text:style-name="T3">, </text:span><text:span text:style-name="T3">s</text:span><text:span text:style-name="T3">3</text:span></text:p>
          </draw:text-box>
        </draw:frame>
        <draw:connector draw:style-name="gr12" draw:text-style-name="P4" draw:layer="layout" draw:type="line" svg:x1="13.226cm" svg:y1="5.126cm" svg:x2="13.217cm" svg:y2="6.486cm" draw:end-shape="id37" draw:end-glue-point="0" svg:d="M13226 5126l-9 1360" svg:viewBox="0 0 10 1361">
          <text:p/>
        </draw:connector>
        <draw:connector draw:style-name="gr12" draw:text-style-name="P4" draw:layer="layout" draw:type="line" svg:x1="15.414cm" svg:y1="5.124cm" svg:x2="15.384cm" svg:y2="8.59cm" draw:end-shape="id38" draw:end-glue-point="0" svg:d="M15414 5124l-30 3466" svg:viewBox="0 0 31 3467">
          <text:p/>
        </draw:connector>
        <draw:connector draw:style-name="gr12" draw:text-style-name="P4" draw:layer="layout" draw:type="line" svg:x1="16.223cm" svg:y1="5.569cm" svg:x2="16.245cm" svg:y2="9.764cm" draw:end-shape="id30" draw:end-glue-point="5" svg:d="M16223 5569l22 4195" svg:viewBox="0 0 23 4196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9M36S</meta:editing-duration>
    <meta:editing-cycles>276</meta:editing-cycles>
    <meta:generator>LibreOffice/6.4.7.2$Linux_X86_64 LibreOffice_project/40$Build-2</meta:generator>
    <dc:date>2023-03-09T18:54:40.498540251</dc:date>
    <dc:description>https://cw.fel.cvut.cz/wiki/courses/b35apo/start</dc:description>
    <dc:subject>B35APO - Computer Architectures</dc:subject>
    <dc:title>Central Processing Unit (CPU)</dc:title>
    <meta:document-statistic meta:object-count="197"/>
  </office:meta>
</office:document-meta>
</file>